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content.xml" manifest:media-type="text/xml"/>
  <manifest:file-entry manifest:full-path="ObjectReplacements/Object 11" manifest:media-type="application/x-openoffice-gdimetafile;windows_formatname=&quot;GDIMetaFile&quot;"/>
  <manifest:file-entry manifest:full-path="ObjectReplacements/Object 2"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automatic-styles>
    <style:style style:name="P1" style:family="paragraph" style:parent-style-name="List_20_Paragraph">
      <style:text-properties fo:color="#000000" style:font-name="Times New Roman" fo:font-size="14pt" style:font-size-asian="14pt" style:font-name-complex="Times New Roman1" style:font-size-complex="14pt"/>
    </style:style>
    <style:style style:name="P2" style:family="paragraph" style:parent-style-name="List_20_Paragraph">
      <style:text-properties fo:color="#0d0d0d" style:font-name="Times New Roman" fo:font-size="14pt" style:font-size-asian="14pt" style:font-name-complex="Times New Roman1" style:font-size-complex="14pt"/>
    </style:style>
    <style:style style:name="P3" style:family="paragraph" style:parent-style-name="List_20_Paragraph">
      <style:paragraph-properties fo:margin-left="1in" fo:margin-right="0in" fo:text-indent="0in" style:auto-text-indent="false"/>
      <style:text-properties fo:color="#000000" style:font-name="Times New Roman" fo:font-size="14pt" style:font-size-asian="14pt" style:font-name-complex="Times New Roman1" style:font-size-complex="14pt"/>
    </style:style>
    <style:style style:name="P4" style:family="paragraph" style:parent-style-name="List_20_Paragraph">
      <style:paragraph-properties fo:margin-left="1in" fo:margin-right="0in" fo:text-indent="0in" style:auto-text-indent="false"/>
      <style:text-properties fo:color="#0d0d0d" style:font-name="Times New Roman" fo:font-size="14pt" style:font-size-asian="14pt" style:font-name-complex="Times New Roman1" style:font-size-complex="14pt"/>
    </style:style>
    <style:style style:name="P5" style:family="paragraph" style:parent-style-name="List_20_Paragraph">
      <style:paragraph-properties fo:margin-left="1in" fo:margin-right="0in" fo:margin-top="0in" fo:margin-bottom="0.111in" loext:contextual-spacing="true" fo:text-indent="0in" style:auto-text-indent="false"/>
    </style:style>
    <style:style style:name="P6" style:family="paragraph" style:parent-style-name="List_20_Paragraph">
      <style:paragraph-properties fo:margin-left="1.5in" fo:margin-right="0in" fo:text-indent="0in" style:auto-text-indent="false"/>
    </style:style>
    <style:style style:name="P7" style:family="paragraph" style:parent-style-name="List_20_Paragraph">
      <style:paragraph-properties fo:margin-left="1.5in" fo:margin-right="0in" fo:text-indent="0in" style:auto-text-indent="false"/>
      <style:text-properties fo:color="#000000" style:font-name="Times New Roman" fo:font-size="14pt" style:font-size-asian="14pt" style:font-name-complex="Times New Roman1" style:font-size-complex="14pt"/>
    </style:style>
    <style:style style:name="P8" style:family="paragraph" style:parent-style-name="List_20_Paragraph">
      <style:paragraph-properties fo:margin-left="1.5in" fo:margin-right="0in" fo:text-indent="0in" style:auto-text-indent="false"/>
      <style:text-properties fo:font-weight="bold" style:font-weight-asian="bold" style:font-weight-complex="bold"/>
    </style:style>
    <style:style style:name="P9" style:family="paragraph" style:parent-style-name="List_20_Paragraph">
      <style:paragraph-properties fo:margin-left="0.75in" fo:margin-right="0in" fo:text-indent="0in" style:auto-text-indent="false"/>
      <style:text-properties fo:color="#000000" style:font-name="Times New Roman" fo:font-size="14pt" style:font-size-asian="14pt" style:font-name-complex="Times New Roman1" style:font-size-complex="14pt"/>
    </style:style>
    <style:style style:name="P10" style:family="paragraph" style:parent-style-name="Standard">
      <style:paragraph-properties fo:text-align="center" style:justify-single-word="false"/>
    </style:style>
    <style:style style:name="P11" style:family="paragraph" style:parent-style-name="Standard">
      <style:text-properties style:font-name="Times New Roman" fo:font-size="14pt" style:font-size-asian="14pt" style:font-name-complex="Times New Roman1" style:font-size-complex="14pt"/>
    </style:style>
    <style:style style:name="P12" style:family="paragraph" style:parent-style-name="Standard">
      <style:text-properties fo:color="#000000" style:font-name="Times New Roman" fo:font-size="14pt" style:font-size-asian="14pt" style:font-name-complex="Times New Roman1" style:font-size-complex="14pt"/>
    </style:style>
    <style:style style:name="P13" style:family="paragraph" style:parent-style-name="Standard" style:master-page-name="Standard">
      <style:paragraph-properties fo:text-align="center" style:justify-single-word="false" style:page-number="auto"/>
      <style:text-properties style:font-name="Times New Roman" fo:font-size="14pt" style:font-size-asian="14pt" style:font-name-complex="Times New Roman1" style:font-size-complex="14pt"/>
    </style:style>
    <style:style style:name="P14" style:family="paragraph" style:parent-style-name="List_20_Paragraph" style:list-style-name="WWNum1"/>
    <style:style style:name="P15" style:family="paragraph" style:parent-style-name="List_20_Paragraph" style:list-style-name="WWNum1">
      <style:text-properties fo:color="#000000" style:font-name="Times New Roman" fo:font-size="14pt" style:font-size-asian="14pt" style:font-name-complex="Times New Roman1" style:font-size-complex="14pt"/>
    </style:style>
    <style:style style:name="P16" style:family="paragraph" style:parent-style-name="List_20_Paragraph" style:list-style-name="WWNum1">
      <style:text-properties fo:color="#000000" style:font-name="Times New Roman" fo:font-size="14pt" officeooo:rsid="0020a3a3" officeooo:paragraph-rsid="0020a3a3" style:font-size-asian="14pt" style:font-name-complex="Times New Roman1" style:font-size-complex="14pt"/>
    </style:style>
    <style:style style:name="P17" style:family="paragraph" style:parent-style-name="List_20_Paragraph" style:list-style-name="WWNum1">
      <style:text-properties fo:color="#000000" style:font-name="Times New Roman" fo:font-size="14pt" officeooo:rsid="00218e20" officeooo:paragraph-rsid="00218e20" style:font-size-asian="14pt" style:font-name-complex="Times New Roman1" style:font-size-complex="14pt"/>
    </style:style>
    <style:style style:name="P18" style:family="paragraph" style:parent-style-name="List_20_Paragraph">
      <style:text-properties fo:color="#0d0d0d" style:font-name="Times New Roman" fo:font-size="14pt" style:font-size-asian="14pt" style:font-name-complex="Times New Roman1" style:font-size-complex="14pt"/>
    </style:style>
    <style:style style:name="P19" style:family="paragraph" style:parent-style-name="List_20_Paragraph" style:list-style-name="WWNum1">
      <style:text-properties fo:color="#0d0d0d" style:font-name="Times New Roman" fo:font-size="14pt" style:font-size-asian="14pt" style:font-name-complex="Times New Roman1" style:font-size-complex="14pt"/>
    </style:style>
    <style:style style:name="P20" style:family="paragraph" style:parent-style-name="List_20_Paragraph" style:list-style-name="WWNum1">
      <style:text-properties fo:color="#0d0d0d" style:font-name="Times New Roman" fo:font-size="14pt" officeooo:paragraph-rsid="001f3fa4" style:font-size-asian="14pt" style:font-name-complex="Times New Roman1" style:font-size-complex="14pt"/>
    </style:style>
    <style:style style:name="P21" style:family="paragraph" style:parent-style-name="List_20_Paragraph" style:list-style-name="WWNum1">
      <style:text-properties fo:color="#0d0d0d" style:font-name="Times New Roman" fo:font-size="14pt" officeooo:paragraph-rsid="00218e20" style:font-size-asian="14pt" style:font-name-complex="Times New Roman1" style:font-size-complex="14pt"/>
    </style:style>
    <style:style style:name="P22" style:family="paragraph" style:parent-style-name="List_20_Paragraph" style:list-style-name="WWNum1">
      <style:text-properties fo:color="#0d0d0d" style:font-name="Times New Roman" fo:font-size="14pt" officeooo:rsid="00218e20" officeooo:paragraph-rsid="00218e20" style:font-size-asian="14pt" style:font-name-complex="Times New Roman1" style:font-size-complex="14pt"/>
    </style:style>
    <style:style style:name="P23" style:family="paragraph" style:parent-style-name="List_20_Paragraph" style:list-style-name="WWNum1">
      <style:text-properties style:font-name="Times New Roman" fo:font-size="14pt" style:font-size-asian="14pt" style:font-name-complex="Times New Roman1" style:font-size-complex="14pt"/>
    </style:style>
    <style:style style:name="P24" style:family="paragraph" style:parent-style-name="List_20_Paragraph" style:list-style-name="WWNum1">
      <style:text-properties fo:font-weight="bold" officeooo:paragraph-rsid="001f3fa4" style:font-weight-asian="bold" style:font-weight-complex="bold"/>
    </style:style>
    <style:style style:name="P25" style:family="paragraph" style:parent-style-name="List_20_Paragraph" style:list-style-name="WWNum1">
      <style:text-properties officeooo:rsid="0020a3a3" officeooo:paragraph-rsid="0020a3a3"/>
    </style:style>
    <style:style style:name="P26" style:family="paragraph" style:parent-style-name="List_20_Paragraph" style:list-style-name="WWNum1">
      <style:text-properties officeooo:rsid="00218e20" officeooo:paragraph-rsid="00218e20"/>
    </style:style>
    <style:style style:name="P27" style:family="paragraph" style:parent-style-name="List_20_Paragraph">
      <style:paragraph-properties fo:margin-left="1in" fo:margin-right="0in" fo:text-indent="0in" style:auto-text-indent="false"/>
      <style:text-properties fo:color="#000000" style:font-name="Times New Roman" fo:font-size="14pt" style:font-size-asian="14pt" style:font-name-complex="Times New Roman1" style:font-size-complex="14pt"/>
    </style:style>
    <style:style style:name="P28" style:family="paragraph" style:parent-style-name="List_20_Paragraph">
      <style:paragraph-properties fo:margin-left="1in" fo:margin-right="0in" fo:text-indent="0in" style:auto-text-indent="false"/>
      <style:text-properties fo:color="#000000" style:font-name="Times New Roman" fo:font-size="14pt" fo:font-weight="bold" style:font-size-asian="14pt" style:font-weight-asian="bold" style:font-name-complex="Times New Roman1" style:font-size-complex="14pt" style:font-weight-complex="bold"/>
    </style:style>
    <style:style style:name="P29" style:family="paragraph" style:parent-style-name="List_20_Paragraph">
      <style:paragraph-properties fo:margin-left="1.5in" fo:margin-right="0in" fo:text-indent="0in" style:auto-text-indent="false"/>
      <style:text-properties fo:color="#000000" style:font-name="Times New Roman" fo:font-size="14pt" style:font-size-asian="14pt" style:font-name-complex="Times New Roman1" style:font-size-complex="14pt"/>
    </style:style>
    <style:style style:name="P30" style:family="paragraph" style:parent-style-name="List_20_Paragraph">
      <style:paragraph-properties fo:margin-left="1.5in" fo:margin-right="0in" fo:text-indent="0in" style:auto-text-indent="false"/>
      <style:text-properties fo:color="#0d0d0d" style:font-name="Times New Roman" fo:font-size="14pt" style:font-size-asian="14pt" style:font-name-complex="Times New Roman1" style:font-size-complex="14pt"/>
    </style:style>
    <style:style style:name="P31" style:family="paragraph" style:parent-style-name="List_20_Paragraph" style:list-style-name="WWNum1">
      <style:paragraph-properties fo:margin-left="1.5in" fo:margin-right="0in" fo:text-indent="0in" style:auto-text-indent="false"/>
      <style:text-properties fo:color="#0d0d0d" style:font-name="Times New Roman" fo:font-size="14pt" officeooo:paragraph-rsid="001f3fa4" style:font-size-asian="14pt" style:font-name-complex="Times New Roman1" style:font-size-complex="14pt"/>
    </style:style>
    <style:style style:name="P32" style:family="paragraph" style:parent-style-name="List_20_Paragraph">
      <style:paragraph-properties fo:margin-left="1.5in" fo:margin-right="0in" fo:text-indent="0in" style:auto-text-indent="false"/>
      <style:text-properties fo:color="#0d0d0d" style:font-name="Times New Roman" fo:font-size="14pt" fo:font-weight="bold" style:font-size-asian="14pt" style:font-weight-asian="bold" style:font-name-complex="Times New Roman1" style:font-size-complex="14pt" style:font-weight-complex="bold"/>
    </style:style>
    <style:style style:name="P33" style:family="paragraph" style:parent-style-name="List_20_Paragraph">
      <style:paragraph-properties fo:margin-left="1.5in" fo:margin-right="0in" fo:text-indent="0in" style:auto-text-indent="false"/>
      <style:text-properties style:font-name="Times New Roman" fo:font-size="14pt" style:font-size-asian="14pt" style:font-name-complex="Times New Roman1" style:font-size-complex="14pt"/>
    </style:style>
    <style:style style:name="P34" style:family="paragraph" style:parent-style-name="List_20_Paragraph" style:list-style-name="WWNum1">
      <style:paragraph-properties fo:margin-left="1.5in" fo:margin-right="0in" fo:text-indent="0in" style:auto-text-indent="false"/>
      <style:text-properties officeooo:paragraph-rsid="001f3fa4"/>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fb06e" style:font-size-asian="14pt" style:font-name-complex="Times New Roman1" style:font-size-complex="14pt"/>
    </style:style>
    <style:style style:name="T3" style:family="text">
      <style:text-properties style:font-name="Times New Roman" fo:font-size="14pt" officeooo:rsid="00206b13" style:font-size-asian="14pt" style:font-name-complex="Times New Roman1" style:font-size-complex="14pt"/>
    </style:style>
    <style:style style:name="T4" style:family="text">
      <style:text-properties style:text-position="super 58%" style:font-name="Times New Roman" fo:font-size="14pt" style:font-size-asian="14pt" style:font-name-complex="Times New Roman1" style:font-size-complex="14pt"/>
    </style:style>
    <style:style style:name="T5" style:family="text">
      <style:text-properties fo:color="#0d0d0d" style:font-name="Times New Roman" fo:font-size="14pt" style:font-size-asian="14pt" style:font-name-complex="Times New Roman1" style:font-size-complex="14pt"/>
    </style:style>
    <style:style style:name="T6" style:family="text">
      <style:text-properties fo:color="#0d0d0d" style:font-name="Times New Roman" fo:font-size="14pt" officeooo:rsid="001f7405" style:font-size-asian="14pt" style:font-name-complex="Times New Roman1" style:font-size-complex="14pt"/>
    </style:style>
    <style:style style:name="T7" style:family="text">
      <style:text-properties fo:color="#0d0d0d" style:font-name="Times New Roman" fo:font-size="14pt" officeooo:rsid="001fb06e" style:font-size-asian="14pt" style:font-name-complex="Times New Roman1" style:font-size-complex="14pt"/>
    </style:style>
    <style:style style:name="T8" style:family="text">
      <style:text-properties fo:color="#0d0d0d" style:font-name="Times New Roman" fo:font-size="14pt" style:font-size-asian="14pt" style:language-asian="ko" style:country-asian="KR" style:font-name-complex="Times New Roman1" style:font-size-complex="14pt"/>
    </style:style>
    <style:style style:name="T9" style:family="text">
      <style:text-properties fo:color="#0d0d0d" style:font-name="Times New Roman" fo:font-size="14pt" fo:font-weight="bold" style:font-size-asian="14pt" style:font-weight-asian="bold" style:font-name-complex="Times New Roman1" style:font-size-complex="14pt" style:font-weight-complex="bold"/>
    </style:style>
    <style:style style:name="T10" style:family="text">
      <style:text-properties fo:color="#0d0d0d" style:font-name="Times New Roman" fo:font-size="14pt" fo:font-weight="bold" officeooo:rsid="001fb06e" style:font-size-asian="14pt" style:font-weight-asian="bold" style:font-name-complex="Times New Roman1" style:font-size-complex="14pt" style:font-weight-complex="bold"/>
    </style:style>
    <style:style style:name="T11" style:family="text">
      <style:text-properties fo:color="#0d0d0d" style:font-name="Times New Roman" fo:font-size="14pt" fo:font-style="italic" style:font-size-asian="14pt" style:font-style-asian="italic" style:font-name-complex="Times New Roman1" style:font-size-complex="14pt"/>
    </style:style>
    <style:style style:name="T12" style:family="text">
      <style:text-properties fo:color="#0d0d0d" style:text-position="super 58%" style:font-name="Times New Roman" fo:font-size="14pt" style:font-size-asian="14pt" style:font-name-complex="Times New Roman1" style:font-size-complex="14pt"/>
    </style:style>
    <style:style style:name="T13" style:family="text">
      <style:text-properties fo:color="#0d0d0d" style:text-position="super 58%" style:font-name="Times New Roman" fo:font-size="14pt" style:font-size-asian="14pt" style:language-asian="ko" style:country-asian="KR" style:font-name-complex="Times New Roman1" style:font-size-complex="14pt"/>
    </style:style>
    <style:style style:name="T14" style:family="text">
      <style:text-properties fo:color="#0d0d0d" style:font-name="Cambria Math" fo:font-size="14pt" style:font-size-asian="14pt" style:font-name-complex="Cambria Math1" style:font-size-complex="14pt"/>
    </style:style>
    <style:style style:name="T15" style:family="text">
      <style:text-properties fo:color="#000000" style:font-name="Times New Roman" fo:font-size="14pt" style:font-size-asian="14pt" style:font-name-complex="Times New Roman1" style:font-size-complex="14pt"/>
    </style:style>
    <style:style style:name="T16" style:family="text">
      <style:text-properties fo:color="#000000" style:font-name="Times New Roman" fo:font-size="14pt" fo:font-weight="bold" style:font-size-asian="14pt" style:font-weight-asian="bold" style:font-name-complex="Times New Roman1" style:font-size-complex="14pt"/>
    </style:style>
    <style:style style:name="T17" style:family="text">
      <style:text-properties fo:color="#000000" style:text-position="sub 58%" style:font-name="Times New Roman" fo:font-size="14pt" style:font-size-asian="14pt" style:font-name-complex="Times New Roman1" style:font-size-complex="14pt"/>
    </style:style>
    <style:style style:name="T18" style:family="text">
      <style:text-properties fo:color="#000000" style:text-position="super 58%" style:font-name="Times New Roman" fo:font-size="14pt" style:font-size-asian="14pt" style:font-name-complex="Times New Roman1" style:font-size-complex="14pt"/>
    </style:style>
    <style:style style:name="T19" style:family="text">
      <style:text-properties officeooo:rsid="00218e20"/>
    </style:style>
    <style:style style:name="fr1" style:family="graphic" style:parent-style-name="Formula">
      <style:graphic-properties style:vertical-pos="from-top" draw:ole-draw-aspect="1"/>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blem Set #1</text:p>
      <text:p text:style-name="P10"><text:span text:style-name="T1">Due Tuesday Sept 17</text:span><text:span text:style-name="T4">th</text:span><text:span text:style-name="T1"> by 12:30pm</text:span></text:p>
      <text:p text:style-name="P11"/>
      <text:p text:style-name="Standard"><text:span text:style-name="T5">Assume that 1 Kbps = 10</text:span><text:span text:style-name="T12">3 </text:span><text:span text:style-name="T5">bits/sec, 1 Mbps = 10</text:span><text:span text:style-name="T12">6 </text:span><text:span text:style-name="T5">bits/sec, 1 Gbps = 10</text:span><text:span text:style-name="T12">9</text:span><text:span text:style-name="T5"> bits/sec, and 1</text:span><text:span text:style-name="T8">MB = 10</text:span><text:span text:style-name="T13">6</text:span><text:span text:style-name="T8"> x 8 bits. The capital ‘B’ typically means ‘byte’ while the lowercase ‘b’ indicates ‘bit’.</text:span></text:p>
      <text:p text:style-name="P12"/>
      <text:list xml:id="list3040350906" text:style-name="WWNum1">
        <text:list-item>
          <text:p text:style-name="P15">(3pts) What advantage does a circuit-switched network have over a packet-switched network?</text:p>
        </text:list-item>
      </text:list>
      <text:p text:style-name="P3">Answer: Circuit-switched networks have predictable performance, reliable, in order delivery, direct, simple forwarding, and no overhead for packet headers.</text:p>
      <text:p text:style-name="P3"/>
      <text:p text:style-name="P1"/>
      <text:list xml:id="list94333188393984" text:continue-numbering="true" text:style-name="WWNum1">
        <text:list-item>
          <text:p text:style-name="P15">(3pts) What advantage does TDM have over FDM in a circuit switched network?</text:p>
        </text:list-item>
      </text:list>
      <text:p text:style-name="P3">Answer: TDM avoids the possibility of starvation. There will never be a situation where someone can not get a ‘line’ in a timely manner.</text:p>
      <text:p text:style-name="P3">Additionally, TDM allows for dynamic time allocation.</text:p>
      <text:p text:style-name="P1"/>
      <text:list xml:id="list94333680334622" text:continue-numbering="true" text:style-name="WWNum1">
        <text:list-item>
          <text:p text:style-name="P14"><text:span text:style-name="T15">(21pts) Consider two hosts, A and B, which are connected by a link (</text:span><text:span text:style-name="T16">R</text:span><text:span text:style-name="T15"> bps). Suppose that the two hosts are separated by </text:span><text:span text:style-name="T16">m</text:span><text:span text:style-name="T15"> meters, and the speed along with link is </text:span><text:span text:style-name="T16">s</text:span><text:span text:style-name="T15"> meters/sec. Host A is to send a packet of size </text:span><text:span text:style-name="T16">L</text:span><text:span text:style-name="T15"> bits to Host B.</text:span></text:p>
        </text:list-item>
      </text:list>
      <text:p text:style-name="P1"/>
      <text:list xml:id="list94332330513699" text:continue-numbering="true" text:style-name="WWNum1">
        <text:list-item>
          <text:list>
            <text:list-item>
              <text:p text:style-name="P14"><text:span text:style-name="T15">Express the propagation delay, d</text:span><text:span text:style-name="T17">prop</text:span><text:span text:style-name="T15">, in terms of m and s.</text:span></text:p>
            </text:list-item>
          </text:list>
        </text:list-item>
      </text:list>
      <text:p text:style-name="P6"><text:span text:style-name="T15">Answer: <text:s/>d</text:span><text:span text:style-name="T17">prop</text:span><text:span text:style-name="T15"> = m/s</text:span></text:p>
      <text:p text:style-name="P7"/>
      <text:list xml:id="list94333750855309" text:continue-numbering="true" text:style-name="WWNum1">
        <text:list-item>
          <text:list>
            <text:list-item>
              <text:p text:style-name="P14"><text:span text:style-name="T15">Determine the transmission time of the packet, d</text:span><text:span text:style-name="T17">trans</text:span><text:span text:style-name="T15">, in terms of L and R.</text:span></text:p>
            </text:list-item>
          </text:list>
        </text:list-item>
      </text:list>
      <text:p text:style-name="P6"><text:span text:style-name="T15">Answer: d</text:span><text:span text:style-name="T17">trans</text:span><text:span text:style-name="T15"> = L/R</text:span></text:p>
      <text:p text:style-name="P7"/>
      <text:list xml:id="list94333232299102" text:continue-numbering="true" text:style-name="WWNum1">
        <text:list-item>
          <text:list>
            <text:list-item>
              <text:p text:style-name="P15">Ignoring processing and queuing delays, obtain an expression for the end-to-end delay (one-way delay from Host A to Host B).</text:p>
            </text:list-item>
          </text:list>
        </text:list-item>
      </text:list>
      <text:p text:style-name="P7">Answer: end-to-end delay = (m/s)+(L/R)</text:p>
      <text:p text:style-name="P7"><text:soft-page-break/>in other words our transmission time plus our propagation delay.</text:p>
      <text:p text:style-name="P7"><text:s/></text:p>
      <text:list xml:id="list94332073806978" text:continue-numbering="true" text:style-name="WWNum1">
        <text:list-item>
          <text:list>
            <text:list-item>
              <text:p text:style-name="P14"><text:span text:style-name="T15">Suppose Host A begins to transmit the packet at time t = 0, At time t = d</text:span><text:span text:style-name="T17">trans</text:span><text:span text:style-name="T15">, where is the last bit of the packet?</text:span></text:p>
            </text:list-item>
          </text:list>
        </text:list-item>
      </text:list>
      <text:p text:style-name="P6"><text:span text:style-name="T15">Answer: Because none of the packet started arriving to the destination host until after the propagation delay at t = d</text:span><text:span text:style-name="T17">trans</text:span><text:span text:style-name="T15"> there is still a portion of the packet on the line.</text:span></text:p>
      <text:p text:style-name="P7"/>
      <text:list xml:id="list94333794249766" text:continue-numbering="true" text:style-name="WWNum1">
        <text:list-item>
          <text:list>
            <text:list-item>
              <text:p text:style-name="P14"><text:span text:style-name="T15">Suppose d</text:span><text:span text:style-name="T17">prop</text:span><text:span text:style-name="T15"> is greater than d</text:span><text:span text:style-name="T17">trans</text:span><text:span text:style-name="T15">. At time t = d</text:span><text:span text:style-name="T17">trans</text:span><text:span text:style-name="T15">, where is the first bit of the packet?</text:span></text:p>
            </text:list-item>
          </text:list>
        </text:list-item>
      </text:list>
      <text:p text:style-name="P6"><text:span text:style-name="T15">Answer: Because d</text:span><text:span text:style-name="T17">trans</text:span><text:span text:style-name="T15"> is less than the total propagation time, at time t = d</text:span><text:span text:style-name="T17">trans</text:span><text:span text:style-name="T15"> The beginning of the packet is still on the line, none of the packet has reached Host B yet. </text:span></text:p>
      <text:p text:style-name="P7"/>
      <text:list xml:id="list94332367894282" text:continue-numbering="true" text:style-name="WWNum1">
        <text:list-item>
          <text:list>
            <text:list-item>
              <text:p text:style-name="P14"><text:span text:style-name="T15">Suppose d</text:span><text:span text:style-name="T17">prop</text:span><text:span text:style-name="T15"> is less than d</text:span><text:span text:style-name="T17">trans</text:span><text:span text:style-name="T15"> . At time t = d</text:span><text:span text:style-name="T17">trans</text:span><text:span text:style-name="T15">, where is the first bit of the packet?</text:span></text:p>
            </text:list-item>
          </text:list>
        </text:list-item>
      </text:list>
      <text:p text:style-name="P7">Answer: The first bit of the packet has been received by Host B.</text:p>
      <text:p text:style-name="P7"/>
      <text:list xml:id="list94333066057684" text:continue-numbering="true" text:style-name="WWNum1">
        <text:list-item>
          <text:list>
            <text:list-item>
              <text:p text:style-name="P14"><text:span text:style-name="T15">Suppose s = 2.5 * 10</text:span><text:span text:style-name="T18">8</text:span><text:span text:style-name="T15">, L = 120bits, and R = 56Kbps. Find the distance m so that d</text:span><text:span text:style-name="T17">prop</text:span><text:span text:style-name="T15"> equals d</text:span><text:span text:style-name="T17">trans</text:span><text:span text:style-name="T15">.</text:span></text:p>
            </text:list-item>
          </text:list>
        </text:list-item>
      </text:list>
      <text:p text:style-name="P7">Answer: m = 535714.275 meters</text:p>
      <text:p text:style-name="P3"/>
      <text:list xml:id="list94332150300752" text:continue-numbering="true" text:style-name="WWNum1">
        <text:list-item>
          <text:p text:style-name="P15">(8pts) We consider sending real-time voice from Host A to Host B over a packet-switched network. Host A converts analog voice to a digital 65Kbps bit stream and send these bits into 56-byte packets. There is one link between Hosts A and B and the transmission rate is 1 Mbps and its propagation delay is 20 msec. As soon as Host A gathers a packet, it sends it to Host B. As soon as Host B receives an entire packet, it converts the packet’s bits into an analog signal. How much time elapses from the time a bit is created (from the original analog signal at Host A) until the bit is decoded (as part of the analog signal at Host B)?</text:p>
        </text:list-item>
      </text:list>
      <text:p text:style-name="P3">Answer:</text:p>
      <text:p text:style-name="P3">Time to convert the package = (56*8)/(65/1000) = .0068923077</text:p>
      <text:p text:style-name="P3">Time for packet to transmit = (56*8)/1000000 = .000448</text:p>
      <text:p text:style-name="P3">Propagation Delay = .02</text:p>
      <text:p text:style-name="P28">Total Elapsed Time = .0273403077</text:p>
      <text:p text:style-name="P1"><text:soft-page-break/></text:p>
      <text:list xml:id="list94333534005683" text:continue-numbering="true" text:style-name="WWNum1">
        <text:list-item>
          <text:p text:style-name="P15">(12pts) Consider a Go-Back-N sliding window algorithm (1 packet is 250 bytes long) running over a 100km point-to-point fiber link with bandwidth of 100 Mbps.</text:p>
        </text:list-item>
      </text:list>
      <text:p text:style-name="P1"/>
      <text:list xml:id="list94332833335190" text:continue-numbering="true" text:style-name="WWNum1">
        <text:list-item>
          <text:list>
            <text:list-item>
              <text:p text:style-name="P14"><text:span text:style-name="T15">Compute the one-way propagation delay for this link, assuming that the speed of light is 2 x 10</text:span><text:span text:style-name="T18">8</text:span><text:span text:style-name="T15"> m/s in the fiber.</text:span></text:p>
            </text:list-item>
          </text:list>
        </text:list-item>
      </text:list>
      <text:p text:style-name="P6"><text:span text:style-name="T15">Answer: propagation delay is equal to </text:span><draw:frame draw:style-name="fr2" draw:name="1" text:anchor-type="as-char" svg:width="1.2992in" svg:height="0.3929in" draw:z-index="0"><draw:object xlink:href="./Object 2" xlink:type="simple" xlink:show="embed" xlink:actuate="onLoad"/><draw:image xlink:href="./ObjectReplacements/Object 2" xlink:type="simple" xlink:show="embed" xlink:actuate="onLoad"/></draw:frame></text:p>
      <text:list xml:id="list94333188059747" text:continue-numbering="true" text:style-name="WWNum1">
        <text:list-item>
          <text:list>
            <text:list-item>
              <text:p text:style-name="P15">Suggest a suitable timeout value for the algorithm to use. List factors you need to consider.</text:p>
            </text:list-item>
          </text:list>
        </text:list-item>
      </text:list>
      <text:p text:style-name="P7">Answer: </text:p>
      <text:p text:style-name="P7">First we need to consider the propagation delay of both the packet and the acknowledgment from Host B. This would equal .0005*2 = .001</text:p>
      <text:p text:style-name="P6"><text:span text:style-name="T15">Next we need to consider the time it takes for the full packet to arrive not just the first bit of the packet. This would be equal to the length of the packet divided by the bandwidth </text:span><draw:frame draw:style-name="fr2" draw:name="2" text:anchor-type="as-char" svg:width="1.3807in" svg:height="0.3929in" draw:z-index="1"><draw:object xlink:href="./Object 4" xlink:type="simple" xlink:show="embed" xlink:actuate="onLoad"/><draw:image xlink:href="./ObjectReplacements/Object 4" xlink:type="simple" xlink:show="embed" xlink:actuate="onLoad"/></draw:frame></text:p>
      <text:p text:style-name="P7">Finally we would want to leave some time for processing at Host B’s end, .00001 seconds.</text:p>
      <text:p text:style-name="P7">So a timeout of .001+.00002+.00001 = .00103 seconds seems appropriate. </text:p>
      <text:p text:style-name="P7"/>
      <text:list xml:id="list94333364912294" text:continue-numbering="true" text:style-name="WWNum1">
        <text:list-item>
          <text:list>
            <text:list-item>
              <text:p text:style-name="P15">Suggest N to achieve 100% utilization in this link. </text:p>
            </text:list-item>
          </text:list>
        </text:list-item>
      </text:list>
      <text:p text:style-name="P6"><text:span text:style-name="T15">Answer: We need to divide our total bandwidth by our packet size so we have </text:span><draw:frame draw:style-name="fr2" draw:name="3" text:anchor-type="as-char" svg:width="1.0075in" svg:height="0.3929in" draw:z-index="2"><draw:object xlink:href="./Object 6" xlink:type="simple" xlink:show="embed" xlink:actuate="onLoad"/><draw:image xlink:href="./ObjectReplacements/Object 6" xlink:type="simple" xlink:show="embed" xlink:actuate="onLoad"/></draw:frame><text:span text:style-name="T15"><text:s/></text:span></text:p>
      <text:p text:style-name="P2"/>
      <text:list xml:id="list94332808603968" text:continue-numbering="true" text:style-name="WWNum1">
        <text:list-item>
          <text:p text:style-name="P14"><text:span text:style-name="T5">(12pts) Suppose a 1-Gbps point-to-point link is being set up between the Earth and a new lunar colony. The distance from the moon to the Earth is approximately 385,000 km, and data travels over the link at the speed of light—3×10</text:span><text:span text:style-name="T12">8</text:span><text:span text:style-name="T5"> m/s.</text:span></text:p>
          <text:list>
            <text:list-item>
              <text:p text:style-name="P19">Calculate the minimum RTT for the link.</text:p>
            </text:list-item>
          </text:list>
        </text:list-item>
      </text:list>
      <text:p text:style-name="P30">Answer: We need to divide our distance by our maximum transmit speed</text:p>
      <text:p text:style-name="P6"><text:soft-page-break/><draw:frame draw:style-name="fr2" draw:name="4" text:anchor-type="as-char" svg:width="2.2665in" svg:height="0.3929in" draw:z-index="3"><draw:object xlink:href="./Object 8" xlink:type="simple" xlink:show="embed" xlink:actuate="onLoad"/><draw:image xlink:href="./ObjectReplacements/Object 8" xlink:type="simple" xlink:show="embed" xlink:actuate="onLoad"/></draw:frame></text:p>
      <text:p text:style-name="P4"/>
      <text:list xml:id="list94332582984640" text:continue-numbering="true" text:style-name="WWNum1">
        <text:list-item>
          <text:list>
            <text:list-item>
              <text:p text:style-name="P14"><text:span text:style-name="T5">Using the RTT as the delay, calculate the </text:span><text:bookmark-start text:name="_Hlk493246519"/><text:span text:style-name="T5">delay × bandwidth </text:span><text:bookmark-end text:name="_Hlk493246519"/><text:span text:style-name="T5">product for the link.</text:span></text:p>
            </text:list-item>
          </text:list>
        </text:list-item>
      </text:list>
      <text:p text:style-name="P30">Answer: delay x bandwidth = 2.566666 x 1000000 = 2566666 bits</text:p>
      <text:p text:style-name="P2"/>
      <text:list xml:id="list94332073130943" text:continue-numbering="true" text:style-name="WWNum1">
        <text:list-item>
          <text:list>
            <text:list-item>
              <text:p text:style-name="P19">What is the significance of the delay × bandwidth product computed in (b) ?</text:p>
            </text:list-item>
          </text:list>
        </text:list-item>
      </text:list>
      <text:p text:style-name="P30">Answer: At any given time there can be a maximum of 2566666 bits on the wire.</text:p>
      <text:p text:style-name="P12"/>
      <text:list xml:id="list94332512201032" text:continue-numbering="true" text:style-name="WWNum1">
        <text:list-item>
          <text:p text:style-name="P14"><text:span text:style-name="T5">(12</text:span><text:bookmark text:name="_GoBack"/><text:span text:style-name="T5">pts) </text:span><text:span text:style-name="T1">Host A wants to send a 1,000 KB file to Host B. The Round Trip Time (RTT) of the Duplex Link between Host A and B is 160ms. Packet size is 1KB. A handshake between A and B is needed before data packets can start transferring which takes 2xRTT. Calculate the total required time of file transfer in the following cases. The transfer is considered complete when the acknowledgement for the final packet reaches A.</text:span><text:span text:style-name="T5"> </text:span></text:p>
          <text:list>
            <text:list-item>
              <text:p text:style-name="P23">The bandwidth of the link is 4Mbps. Data packets can be continuously transferred on the link.</text:p>
            </text:list-item>
          </text:list>
        </text:list-item>
      </text:list>
      <text:p text:style-name="P30">Answer:</text:p>
      <text:p text:style-name="P30">Handshake = .32 seconds</text:p>
      <text:p text:style-name="P30">Propagation Delay = .08 seconds</text:p>
      <text:p text:style-name="P30">Transfer Time = .25 seconds</text:p>
      <text:p text:style-name="P30">ACK Propagation Delay = .08 seconds</text:p>
      <text:p text:style-name="P32">.32+.08+.25+.08 = .73 seconds</text:p>
      <text:p text:style-name="P4"/>
      <text:list xml:id="list94332356154980" text:continue-numbering="true" text:style-name="WWNum1">
        <text:list-item>
          <text:list>
            <text:list-item>
              <text:p text:style-name="P14"><text:span text:style-name="T1">The bandwidth of the link is 4Mbps. After sending each packet, A need to wait one RTT before the next packet can be transferred</text:span><text:span text:style-name="T5">. </text:span></text:p>
            </text:list-item>
          </text:list>
        </text:list-item>
      </text:list>
      <text:p text:style-name="P30">Answer:</text:p>
      <text:p text:style-name="P30">Handshake = .32</text:p>
      <text:p text:style-name="P6"><text:span text:style-name="T5">Propagation Delay <text:s/>= </text:span><text:span text:style-name="T7">80</text:span></text:p>
      <text:p text:style-name="P30">Transfer Time <text:s/>= .25</text:p>
      <text:p text:style-name="P6"><text:bookmark-start text:name="__DdeLink__457_148162401"/><text:span text:style-name="T5">ACK Propa</text:span><text:bookmark-end text:name="__DdeLink__457_148162401"/><text:span text:style-name="T5">gation Delay </text:span><text:span text:style-name="T7">=</text:span><text:span text:style-name="T5"> </text:span><text:span text:style-name="T7">80</text:span></text:p>
      <text:p text:style-name="P2"><text:tab/><text:tab/>Waiting one RTT x 1000 = 160</text:p>
      <text:p text:style-name="List_20_Paragraph"><text:soft-page-break/><text:span text:style-name="T5"><text:tab/><text:tab/></text:span><text:span text:style-name="T9">160+.32+</text:span><text:span text:style-name="T10">80</text:span><text:span text:style-name="T9">+.25+</text:span><text:span text:style-name="T10">80</text:span><text:span text:style-name="T9"> = </text:span><text:span text:style-name="T10">320.57</text:span><text:span text:style-name="T9"> seconds</text:span></text:p>
      <text:p text:style-name="P2"/>
      <text:list xml:id="list94332694578247" text:continue-numbering="true" text:style-name="WWNum1">
        <text:list-item>
          <text:list>
            <text:list-item>
              <text:p text:style-name="P23">Assume we have “unlimited” bandwidth on the link, meaning that we assume transmit time to be zero. After sending 50 packets, A need to wait one RTT before sending next group of 50 packets.</text:p>
            </text:list-item>
          </text:list>
        </text:list-item>
      </text:list>
      <text:p text:style-name="P33">Answer:</text:p>
      <text:p text:style-name="P33">Handshake = .32</text:p>
      <text:p text:style-name="P33">Waiting one RTT x 20 = 3.2</text:p>
      <text:p text:style-name="P6"><text:span text:style-name="T1">Propagation Delay = </text:span><text:span text:style-name="T2">1.6</text:span></text:p>
      <text:p text:style-name="P6"><text:span text:style-name="T1">ACK Propagation Delay </text:span><text:span text:style-name="T3">= </text:span><text:span text:style-name="T2">1.6</text:span></text:p>
      <text:p text:style-name="P8"><text:span text:style-name="T1">.32 + 20(.16)+</text:span><text:span text:style-name="T2">1.6</text:span><text:span text:style-name="T1">+</text:span><text:span text:style-name="T2">1.6</text:span><text:span text:style-name="T1"> = <text:s/></text:span><text:span text:style-name="T2">6.72 </text:span><text:span text:style-name="T1">seconds</text:span></text:p>
      <text:p text:style-name="P2"/>
      <text:list xml:id="list94333663034183" text:continue-numbering="true" text:style-name="WWNum1">
        <text:list-item>
          <text:list>
            <text:list-item>
              <text:p text:style-name="P14"><text:span text:style-name="T1">The bandwidth of the link is 4Mbps. During the first transmission A can send one (2</text:span><text:span text:style-name="T4">1-1</text:span><text:span text:style-name="T1">) packets, during the 2</text:span><text:span text:style-name="T4">nd</text:span><text:span text:style-name="T1"> transmission A can send 2</text:span><text:span text:style-name="T4">2-1</text:span><text:span text:style-name="T1"> packets, during the 3</text:span><text:span text:style-name="T4">rd</text:span><text:span text:style-name="T1"> transmission A can send 2</text:span><text:span text:style-name="T4">3-1</text:span><text:span text:style-name="T1"> packets, and so on. Assume A still need to wait for 1 RTT between each transmission.</text:span></text:p>
            </text:list-item>
          </text:list>
          <text:p text:style-name="P31">Answer:</text:p>
          <text:p text:style-name="P31">Handshake = .32</text:p>
          <text:p text:style-name="P34"><text:span text:style-name="T5">Propagation Delay = .</text:span><text:span text:style-name="T7">8</text:span></text:p>
          <text:p text:style-name="P31">Transfer Time = .25</text:p>
          <text:p text:style-name="P34"><text:bookmark-start text:name="__DdeLink__457_1481624011"/><text:span text:style-name="T5">ACK Propa</text:span><text:bookmark-end text:name="__DdeLink__457_1481624011"/><text:span text:style-name="T5">gation Delay = .</text:span><text:span text:style-name="T7">8</text:span></text:p>
          <text:list>
            <text:list-item>
              <text:list>
                <text:list-header>
                  <text:p text:style-name="P20">Waiting one RTT x 10 = 1.60</text:p>
                  <text:p text:style-name="P24"><text:span text:style-name="T5">.</text:span><text:span text:style-name="T6">32+.8+.25+.8+1.6 = </text:span><text:span text:style-name="T7">3.77</text:span><text:span text:style-name="T6"> seconds</text:span></text:p>
                  <text:p text:style-name="P20"/>
                </text:list-header>
              </text:list>
            </text:list-item>
          </text:list>
        </text:list-item>
      </text:list>
      <text:p text:style-name="P9"/>
      <text:list xml:id="list94333256532912" text:continue-numbering="true" text:style-name="WWNum1">
        <text:list-item>
          <text:p text:style-name="P14"><text:span text:style-name="T5">(5pts) Determine the width of a bit on a 10 Gbps link. Assume a copper wire, where the speed of propagation is 2.3 </text:span><text:span text:style-name="T14">∗</text:span><text:span text:style-name="T5"> 10</text:span><text:span text:style-name="T12">8</text:span><text:span text:style-name="T5"> m/s. </text:span></text:p>
          <text:p text:style-name="P25"><text:span text:style-name="T5">Answer:</text:span></text:p>
          <text:p text:style-name="P25"><text:span text:style-name="T5"><draw:frame draw:style-name="fr1" draw:name="Object1" text:anchor-type="as-char" svg:y="-0.2437in" svg:width="3.5535in" svg:height="0.3929in" draw:z-index="4"><draw:object xlink:href="./Object 1" xlink:type="simple" xlink:show="embed" xlink:actuate="onLoad"/><draw:image xlink:href="./ObjectReplacements/Object 1" xlink:type="simple" xlink:show="embed" xlink:actuate="onLoad"/></draw:frame></text:span></text:p>
        </text:list-item>
      </text:list>
      <text:p text:style-name="P1"/>
      <text:list xml:id="list94332689653561" text:continue-numbering="true" text:style-name="WWNum1">
        <text:list-item>
          <text:p text:style-name="P14"><text:span text:style-name="T15">(12 pts) Suppose two hosts, A and B, are separated by 20,000 kilometers and they are connected by a direct link of R=1Gbps. Suppose the propagation speed over the link is 2.5 x 10</text:span><text:span text:style-name="T18">8 </text:span><text:span text:style-name="T15">meters/sec.</text:span></text:p>
        </text:list-item>
      </text:list>
      <text:p text:style-name="P1"/>
      <text:list xml:id="list94332619246784" text:continue-numbering="true" text:style-name="WWNum1">
        <text:list-item>
          <text:list>
            <text:list-item>
              <text:p text:style-name="P15">Calculate the bandwidth delay product (BDP) of the link.</text:p>
              <text:p text:style-name="P16">Answer:</text:p>
              <text:p text:style-name="P16"><text:soft-page-break/><draw:frame draw:style-name="fr1" draw:name="Object2" text:anchor-type="as-char" svg:y="-0.2437in" svg:width="6.0402in" svg:height="0.3929in" draw:z-index="5"><draw:object xlink:href="./Object 3" xlink:type="simple" xlink:show="embed" xlink:actuate="onLoad"/><draw:image xlink:href="./ObjectReplacements/Object 3" xlink:type="simple" xlink:show="embed" xlink:actuate="onLoad"/></draw:frame></text:p>
              <text:p text:style-name="P15"/>
            </text:list-item>
            <text:list-item>
              <text:p text:style-name="P15">Consider sending a file of 800,000 bits from Host A to Host B as one large message. What is the maximum number of bits that will be in the link at any given time?</text:p>
              <text:p text:style-name="P16">Answer:</text:p>
              <text:p text:style-name="P16">We know from our prior calculations that we can fit 80,000,000 bits on the link at any given time. Because this packet is only 800,000 bits, they can all fit on the line at the same time, so the answer is 800,000 bits.</text:p>
              <text:p text:style-name="P16"/>
            </text:list-item>
            <text:list-item>
              <text:p text:style-name="P15">What is the width (in meters) of a bit in the link?</text:p>
              <text:p text:style-name="P16">Answer:</text:p>
              <text:p text:style-name="P16"><draw:frame draw:style-name="fr1" draw:name="Object3" text:anchor-type="as-char" svg:y="-0.2437in" svg:width="3.3846in" svg:height="0.3929in" draw:z-index="6"><draw:object xlink:href="./Object 5" xlink:type="simple" xlink:show="embed" xlink:actuate="onLoad"/><draw:image xlink:href="./ObjectReplacements/Object 5" xlink:type="simple" xlink:show="embed" xlink:actuate="onLoad"/></draw:frame></text:p>
              <text:p text:style-name="P16"/>
            </text:list-item>
            <text:list-item>
              <text:p text:style-name="P15">Suppose now the file is broken up into 20 packets with each packet containing 40,000 bits. Suppose that each packet is acknowledged by the receiver and the transmission time of an acknowledgement packet is negligible. Finally, assume that the sender cannot send a packet until the preceding one is acknowledged. How long does it take to send the file?</text:p>
              <text:p text:style-name="P17">Answer:</text:p>
              <text:p text:style-name="P15"><draw:frame draw:style-name="fr1" draw:name="Object4" text:anchor-type="as-char" svg:y="-0.152in" svg:width="3.9244in" svg:height="0.2in" draw:z-index="7"><draw:object xlink:href="./Object 7" xlink:type="simple" xlink:show="embed" xlink:actuate="onLoad"/><draw:image xlink:href="./ObjectReplacements/Object 7" xlink:type="simple" xlink:show="embed" xlink:actuate="onLoad"/></draw:frame></text:p>
              <text:p text:style-name="P15"><text:span text:style-name="T19">=</text:span><draw:frame draw:style-name="fr1" draw:name="Object5" text:anchor-type="as-char" svg:y="-0.152in" svg:width="2.1736in" svg:height="0.2in" draw:z-index="8"><draw:object xlink:href="./Object 9" xlink:type="simple" xlink:show="embed" xlink:actuate="onLoad"/><draw:image xlink:href="./ObjectReplacements/Object 9" xlink:type="simple" xlink:show="embed" xlink:actuate="onLoad"/></draw:frame></text:p>
            </text:list-item>
          </text:list>
        </text:list-item>
      </text:list>
      <text:p text:style-name="P3"/>
      <text:list xml:id="list94333995535716" text:continue-numbering="true" text:style-name="WWNum1">
        <text:list-item>
          <text:p text:style-name="P14"><text:span text:style-name="T5"><text:s/>(12 pts) Suppose there is a 10 Mbps microwave link between a geostationary satellite and its base station on Earth. Every minute the satellite takes a digital photo and sends it to the base station. Assume a propagation speed of 2.4 x 10</text:span><text:span text:style-name="T12">8</text:span><text:span text:style-name="T5"> meters/sec. Geostationary satellite is 36,000 kilometers away from earth surface</text:span></text:p>
          <text:list>
            <text:list-item>
              <text:p text:style-name="P19">What is the propagation delay of the link? </text:p>
              <text:p text:style-name="P22">Answer:</text:p>
              <text:p text:style-name="P19"><draw:frame draw:style-name="fr1" draw:name="Object6" text:anchor-type="as-char" svg:y="-0.2437in" svg:width="2.7063in" svg:height="0.3929in" draw:z-index="9"><draw:object xlink:href="./Object 10" xlink:type="simple" xlink:show="embed" xlink:actuate="onLoad"/><draw:image xlink:href="./ObjectReplacements/Object 10" xlink:type="simple" xlink:show="embed" xlink:actuate="onLoad"/></draw:frame></text:p>
              <text:p text:style-name="P19"/>
            </text:list-item>
            <text:list-item>
              <text:p text:style-name="P21">What is the bandwidth-delay product, R x (propagation delay)?</text:p>
              <text:p text:style-name="P21"><text:soft-page-break/><text:span text:style-name="T19">Answer:</text:span></text:p>
              <text:p text:style-name="P21"><draw:frame draw:style-name="fr1" draw:name="Object7" text:anchor-type="as-char" svg:y="-0.1484in" svg:width="4.8366in" svg:height="0.1839in" draw:z-index="10"><draw:object xlink:href="./Object 11" xlink:type="simple" xlink:show="embed" xlink:actuate="onLoad"/><draw:image xlink:href="./ObjectReplacements/Object 11" xlink:type="simple" xlink:show="embed" xlink:actuate="onLoad"/></draw:frame><text:s/></text:p>
              <text:p text:style-name="P21"/>
            </text:list-item>
            <text:list-item>
              <text:p text:style-name="P14"><text:span text:style-name="T5">Let </text:span><text:span text:style-name="T11">x</text:span><text:span text:style-name="T5"> denote the size of the photo. What is the minimum value of </text:span><text:span text:style-name="T11">x</text:span><text:span text:style-name="T5"> for the microwave link to be continuously transmitting? </text:span></text:p>
              <text:p text:style-name="P26"><text:span text:style-name="T5">Answer:</text:span></text:p>
              <text:p text:style-name="P26"><text:span text:style-name="T5">We need a photo that is large enough that it will keep the link at capacity for the full 60 seconds between the time that pictures are being taken. With a bandwidth of 10,000,000 bps we have:</text:span></text:p>
              <text:p text:style-name="P26"><text:span text:style-name="T5"><draw:frame draw:style-name="fr1" draw:name="Object8" text:anchor-type="as-char" svg:y="-0.1484in" svg:width="2.5047in" svg:height="0.1839in" draw:z-index="11"><draw:object xlink:href="./Object 12" xlink:type="simple" xlink:show="embed" xlink:actuate="onLoad"/><draw:image xlink:href="./ObjectReplacements/Object 12" xlink:type="simple" xlink:show="embed" xlink:actuate="onLoad"/></draw:frame></text:span></text:p>
              <text:p text:style-name="P26"><text:span text:style-name="T5">Thus, each picture needs to be 600,000,000 bits.</text:span></text:p>
            </text:list-item>
          </text:list>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맑은 고딕" style:font-size-asian="10pt" style:language-asian="ko" style:country-asian="KR"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맑은 고딕" style:font-size-asian="10pt" style:language-asian="ko" style:country-asian="KR"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punctuation-wrap="simple" style:writing-mode="lr-tb"/>
      <style:text-properties style:use-window-font-color="true" style:font-name="Calibri" fo:font-family="Calibri" style:font-family-generic="roman" style:font-pitch="variable" fo:font-size="11pt" fo:language="en" fo:country="US" style:letter-kerning="false" style:font-name-asian="맑은 고딕" style:font-family-asian="'맑은 고딕'" style:font-family-generic-asian="system" style:font-pitch-asian="variable" style:font-size-asian="11pt" style:language-asian="en" style:country-asian="US"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9-10T14:31:00</meta:creation-date>
    <meta:initial-creator>Microsoft Office User</meta:initial-creator>
    <dc:language>en-US</dc:language>
    <dc:date>2019-09-17T09:43:31.598073153</dc:date>
    <meta:editing-cycles>24</meta:editing-cycles>
    <meta:editing-duration>PT1H54M21S</meta:editing-duration>
    <meta:generator>LibreOffice/6.3.1.2$Linux_X86_64 LibreOffice_project/522b3d05dbc14df140b4b4e8cb5fa288e6bf2465</meta:generator>
    <meta:document-statistic meta:table-count="0" meta:image-count="0" meta:object-count="12" meta:page-count="7" meta:paragraph-count="110" meta:word-count="1562" meta:character-count="8446" meta:non-whitespace-character-count="69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frac>
          <mrow>
            <mi mathvariant="italic">Propagation</mi>
            <mi mathvariant="italic">Speed</mi>
          </mrow>
          <mrow>
            <mi mathvariant="italic">Link</mi>
            <mi mathvariant="italic">Speed</mi>
          </mrow>
        </mfrac>
        <mo stretchy="false">=</mo>
        <mfrac>
          <mrow>
            <mn>230</mn>
            <mi>,</mi>
            <mn>000</mn>
            <mi>,</mi>
            <mn>000</mn>
          </mrow>
          <mrow>
            <mn>10</mn>
            <mi>,</mi>
            <mn>000</mn>
            <mi>,</mi>
            <mn>000</mn>
            <mi>,</mi>
            <mn>000</mn>
          </mrow>
        </mfrac>
        <mo stretchy="false">=</mo>
        <mn>.023</mn>
      </mrow>
      <mrow>
        <mi>m</mi>
        <mo stretchy="false">/</mo>
        <mi mathvariant="italic">bit</mi>
      </mrow>
    </mrow>
    <annotation encoding="StarMath 5.0">{Propagation Speed} over {Link Speed} = {230,000,000} over {10,000,000,000} = .023 m/bit</annotation>
  </semantics>
</math>
</file>

<file path=Object 10/content.xml><?xml version="1.0" encoding="utf-8"?>
<math xmlns="http://www.w3.org/1998/Math/MathML" display="block">
  <semantics>
    <mrow>
      <mrow>
        <mfrac>
          <mi mathvariant="italic">Distance</mi>
          <mi mathvariant="italic">Speed</mi>
        </mfrac>
        <mo stretchy="false">=</mo>
        <mfrac>
          <mrow>
            <mn>36</mn>
            <mi>,</mi>
            <mn>000</mn>
            <mi>,</mi>
            <mn>000</mn>
          </mrow>
          <mrow>
            <mn>240</mn>
            <mi>,</mi>
            <mn>000</mn>
            <mi>,</mi>
            <mn>000</mn>
          </mrow>
        </mfrac>
        <mo stretchy="false">=</mo>
        <mn>.15</mn>
      </mrow>
      <mi mathvariant="italic">seconds</mi>
    </mrow>
    <annotation encoding="StarMath 5.0">{Distance} over {Speed} = {36,000,000} over {240,000,000} = .15 seconds  </annotation>
  </semantics>
</math>
</file>

<file path=Object 11/content.xml><?xml version="1.0" encoding="utf-8"?>
<math xmlns="http://www.w3.org/1998/Math/MathML" display="block">
  <semantics>
    <mrow>
      <mi mathvariant="italic">Transmit</mi>
      <mrow>
        <mi mathvariant="italic">Rate</mi>
        <mo stretchy="false">∗</mo>
        <mi mathvariant="italic">Propagation</mi>
      </mrow>
      <mrow>
        <mi mathvariant="italic">Delay</mi>
        <mo stretchy="false">=</mo>
        <mn>10</mn>
      </mrow>
      <mi>,</mi>
      <mn>000</mn>
      <mi>,</mi>
      <mrow>
        <mrow>
          <mn>000</mn>
          <mo stretchy="false">∗</mo>
          <mn>.15</mn>
        </mrow>
        <mo stretchy="false">=</mo>
        <mn>1</mn>
      </mrow>
      <mi>,</mi>
      <mn>500</mn>
      <mi>,</mi>
      <mn>000</mn>
      <mi mathvariant="italic">bits</mi>
    </mrow>
    <annotation encoding="StarMath 5.0">Transmit Rate * Propagation Delay = 10,000,000 * .15 = 1,500,000 bits</annotation>
  </semantics>
</math>
</file>

<file path=Object 12/content.xml><?xml version="1.0" encoding="utf-8"?>
<math xmlns="http://www.w3.org/1998/Math/MathML" display="block">
  <semantics>
    <mrow>
      <mn>10</mn>
      <mi>,</mi>
      <mn>000</mn>
      <mi>,</mi>
      <mrow>
        <mrow>
          <mn>000</mn>
          <mo stretchy="false">∗</mo>
          <mn>60</mn>
        </mrow>
        <mo stretchy="false">=</mo>
        <mn>600</mn>
      </mrow>
      <mi>,</mi>
      <mn>000</mn>
      <mi>,</mi>
      <mn>000</mn>
      <mi mathvariant="italic">bits</mi>
    </mrow>
    <annotation encoding="StarMath 5.0">10,000,000 * 60 = 600,000,000 bits</annotation>
  </semantics>
</math>
</file>

<file path=Object 2/content.xml><?xml version="1.0" encoding="utf-8"?>
<math xmlns="http://www.w3.org/1998/Math/MathML" display="block">
  <semantics>
    <mrow>
      <mfrac>
        <mn>100000</mn>
        <mn>200000000</mn>
      </mfrac>
      <mo stretchy="false">=</mo>
      <mn>.0005</mn>
    </mrow>
    <annotation encoding="StarMath 5.0">{100000} over {200000000} = .0005</annotation>
  </semantics>
</math>
</file>

<file path=Object 3/content.xml><?xml version="1.0" encoding="utf-8"?>
<math xmlns="http://www.w3.org/1998/Math/MathML" display="block">
  <semantics>
    <mrow>
      <mi mathvariant="italic">Transmit</mi>
      <mi mathvariant="italic">Rate</mi>
      <mi>x</mi>
      <mi mathvariant="italic">Propagation</mi>
      <mrow>
        <mi mathvariant="italic">Delay</mi>
        <mo stretchy="false">=</mo>
        <mn>1</mn>
      </mrow>
      <mi>,</mi>
      <mn>000</mn>
      <mi>,</mi>
      <mn>000</mn>
      <mi>,</mi>
      <mrow>
        <mrow>
          <mn>000</mn>
          <mo stretchy="false">∗</mo>
          <mrow>
            <mo fence="true" stretchy="false">(</mo>
            <mrow>
              <mfrac>
                <mrow>
                  <mn>20</mn>
                  <mi>,</mi>
                  <mn>000</mn>
                  <mi>,</mi>
                  <mn>000</mn>
                </mrow>
                <mrow>
                  <mn>250</mn>
                  <mi>,</mi>
                  <mn>000</mn>
                  <mi>,</mi>
                  <mn>000</mn>
                </mrow>
              </mfrac>
            </mrow>
            <mo fence="true" stretchy="false">)</mo>
          </mrow>
        </mrow>
        <mo stretchy="false">=</mo>
        <mn>80</mn>
      </mrow>
      <mi>,</mi>
      <mn>000</mn>
      <mi>,</mi>
      <mn>000</mn>
      <mi mathvariant="italic">bits</mi>
    </mrow>
    <annotation encoding="StarMath 5.0">Transmit Rate x Propagation Delay = 1,000,000,000 * ( {20,000,000} over {250,000,000}  )  = 80,000,000 bits</annotation>
  </semantics>
</math>
</file>

<file path=Object 4/content.xml><?xml version="1.0" encoding="utf-8"?>
<math xmlns="http://www.w3.org/1998/Math/MathML" display="block">
  <semantics>
    <mrow>
      <mfrac>
        <mn>2000</mn>
        <mn>200000000</mn>
      </mfrac>
      <mo stretchy="false">=</mo>
      <mn>.00002</mn>
    </mrow>
    <annotation encoding="StarMath 5.0">{2000} over {200000000} = .00002</annotation>
  </semantics>
</math>
</file>

<file path=Object 5/content.xml><?xml version="1.0" encoding="utf-8"?>
<math xmlns="http://www.w3.org/1998/Math/MathML" display="block">
  <semantics>
    <mrow>
      <mrow>
        <mfrac>
          <mrow>
            <mi mathvariant="italic">Propagation</mi>
            <mi mathvariant="italic">Speed</mi>
          </mrow>
          <mrow>
            <mi mathvariant="italic">Link</mi>
            <mi mathvariant="italic">Speed</mi>
          </mrow>
        </mfrac>
        <mo stretchy="false">=</mo>
        <mfrac>
          <mrow>
            <mn>250</mn>
            <mi>,</mi>
            <mn>000</mn>
            <mi>,</mi>
            <mn>000</mn>
          </mrow>
          <mrow>
            <mn>1</mn>
            <mi>,</mi>
            <mn>000</mn>
            <mi>,</mi>
            <mn>000</mn>
            <mi>,</mi>
            <mn>000</mn>
          </mrow>
        </mfrac>
        <mo stretchy="false">=</mo>
        <mn>.25</mn>
      </mrow>
      <mrow>
        <mi>m</mi>
        <mo stretchy="false">/</mo>
        <mi mathvariant="italic">bit</mi>
      </mrow>
    </mrow>
    <annotation encoding="StarMath 5.0">{Propagation Speed} over {Link Speed} = {250,000,000} over {1,000,000,000}  = .25m/bit</annotation>
  </semantics>
</math>
</file>

<file path=Object 6/content.xml><?xml version="1.0" encoding="utf-8"?>
<math xmlns="http://www.w3.org/1998/Math/MathML" display="block">
  <semantics>
    <mrow>
      <mfrac>
        <mn>1000000</mn>
        <mn>2000</mn>
      </mfrac>
      <mo stretchy="false">=</mo>
      <mn>500</mn>
    </mrow>
    <annotation encoding="StarMath 5.0">{1000000} over {2000} = 500</annotation>
  </semantics>
</math>
</file>

<file path=Object 7/content.xml><?xml version="1.0" encoding="utf-8"?>
<math xmlns="http://www.w3.org/1998/Math/MathML" display="block">
  <semantics>
    <mrow>
      <mrow>
        <mrow>
          <mo fence="true" stretchy="false">(</mo>
          <mrow>
            <mrow>
              <mi mathvariant="italic">Transmit</mi>
              <mrow>
                <mi mathvariant="italic">Time</mi>
                <mo stretchy="false">+</mo>
                <mi mathvariant="italic">Propagation</mi>
              </mrow>
              <mi mathvariant="italic">Delay</mi>
            </mrow>
          </mrow>
          <mo fence="true" stretchy="false">)</mo>
        </mrow>
        <mo stretchy="false">∗</mo>
        <mi mathvariant="italic">Number</mi>
      </mrow>
      <mi mathvariant="italic">of</mi>
      <mi mathvariant="italic">Packets</mi>
    </mrow>
    <annotation encoding="StarMath 5.0">( Transmit Time + Propagation Delay ) * Number of Packets</annotation>
  </semantics>
</math>
</file>

<file path=Object 8/content.xml><?xml version="1.0" encoding="utf-8"?>
<math xmlns="http://www.w3.org/1998/Math/MathML" display="block">
  <semantics>
    <mrow>
      <mrow>
        <mfrac>
          <mrow>
            <mn>770</mn>
            <mi>,</mi>
            <mn>000</mn>
            <mi>,</mi>
            <mn>000</mn>
          </mrow>
          <mrow>
            <mn>300</mn>
            <mi>,</mi>
            <mn>000</mn>
            <mi>,</mi>
            <mn>000</mn>
          </mrow>
        </mfrac>
        <mo stretchy="false">=</mo>
        <mn>2.566666</mn>
      </mrow>
      <mi mathvariant="italic">seconds</mi>
    </mrow>
    <annotation encoding="StarMath 5.0">{770 , 000 , 000} over {300 , 000 , 000} = 2.566666 seconds</annotation>
  </semantics>
</math>
</file>

<file path=Object 9/content.xml><?xml version="1.0" encoding="utf-8"?>
<math xmlns="http://www.w3.org/1998/Math/MathML" display="block">
  <semantics>
    <mrow>
      <mrow>
        <mrow>
          <mo fence="true" stretchy="false">(</mo>
          <mrow>
            <mrow>
              <mn>.00004</mn>
              <mo stretchy="false">+</mo>
              <mrow>
                <mo fence="true" stretchy="false">(</mo>
                <mrow>
                  <mrow>
                    <mn>2</mn>
                    <mo stretchy="false">∗</mo>
                    <mn>.08</mn>
                  </mrow>
                </mrow>
                <mo fence="true" stretchy="false">)</mo>
              </mrow>
            </mrow>
          </mrow>
          <mo fence="true" stretchy="false">)</mo>
        </mrow>
        <mo stretchy="false">∗</mo>
        <mn>20</mn>
      </mrow>
      <mo stretchy="false">=</mo>
      <mn>3.2008</mn>
    </mrow>
    <annotation encoding="StarMath 5.0">( .00004 + (2 * .08) ) * 20 = 3.2008</annotation>
  </semantics>
</math>
</file>